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f985" officeooo:paragraph-rsid="0012f985"/>
    </style:style>
    <style:style style:name="P2" style:family="paragraph" style:parent-style-name="Standard">
      <style:text-properties officeooo:rsid="001334d1" officeooo:paragraph-rsid="001334d1"/>
    </style:style>
    <style:style style:name="P3" style:family="paragraph" style:parent-style-name="Standard">
      <style:text-properties officeooo:rsid="001334d1" officeooo:paragraph-rsid="0013ee8f"/>
    </style:style>
    <style:style style:name="P4" style:family="paragraph" style:parent-style-name="Standard">
      <style:text-properties officeooo:rsid="0013ee8f" officeooo:paragraph-rsid="0013ee8f"/>
    </style:style>
    <style:style style:name="P5" style:family="paragraph" style:parent-style-name="Standard">
      <style:text-properties officeooo:rsid="0015e222" officeooo:paragraph-rsid="0015e222"/>
    </style:style>
    <style:style style:name="P6" style:family="paragraph" style:parent-style-name="Standard">
      <style:text-properties officeooo:rsid="00178855" officeooo:paragraph-rsid="00178855"/>
    </style:style>
    <style:style style:name="T1" style:family="text">
      <style:text-properties officeooo:rsid="001334d1"/>
    </style:style>
    <style:style style:name="T2" style:family="text">
      <style:text-properties officeooo:rsid="0013ee8f"/>
    </style:style>
    <style:style style:name="T3" style:family="text">
      <style:text-properties officeooo:rsid="0015e222"/>
    </style:style>
    <style:style style:name="T4"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letter goes out to Kat first, the young girl who’s bubbly, smiles and finds joy in the simplest of things, to Marcella, the lovely young lady who grounds herself in reality and prides herself in her capabilities, sees her strengths and loves them and her weaknesses she carries around not as a label but as part of her, to Midori, that little freaky soul that rests deep within you, giving in to her impulses taking the world and reality by the horns, the kind of girl who’d jump of a sky scraper into the depths of empty air because it was fun, to Christine, the center of all I adore, the mother of all that is you, sits at the reigns and steers your every waking moment. This letter… it goes out to you, someone who I have no idea what they are to me.</text:p>
      <text:p text:style-name="P1"/>
      <text:p text:style-name="P1">It’s a funny thing, how my heart woke up one day and decided this is it, this is the one we shall bleed for. My mind was left stranded, the logic of such an emotion so unfamiliar I git stuck in the limbo of not knowing what to do with myself. Its a chaotic thing to feel, even more so to confess it. <text:span text:style-name="T1">And at the start, it was, it was a wave of such joy and longing that I thought I would die if I let it stay inside me. It wasn’t meant to stay inside me, I had to let you know, I wanted to let you know, maybe then I’d get what I wanted, you. And so, I tried to find words, tried to make sense of it in my head, tried to find the right phrases. I wanted you to feel the same, I wanted you to say y”es I want this”, I wanted so badly that I forgot it it was meant to be a choice, not a coercion. You had to pick me, had to pick this, I was never supposed to push the choice onto you, I was supposed to wait and be patient, listen to everything you said and didn’t say and sit within that reality. </text:span></text:p>
      <text:p text:style-name="P1"/>
      <text:p text:style-name="P2">But yk, I was scared, terrified that all this beautiful summer butterflies that had bloomed in me would fade away, I loved you so much I was scared of not loving you. I was surprised by myself, still am. And with that shock, came a bit of clarity, “get your shit straight” my mind screamed at me “you will ruin this” and I should have listened, and acted with thought not heart. With that fear came a deep need to salvage what little was left, to birth the reality I wanted. And I used sweet honest words, constantly, a bit too much, exhausted their meaning even. I wasn’t focused on “how negatively will this affect her, can she handle this, is this right?” I only wanted it to last, single minded, I chased one goal, lost sight of repercussions. I came at you like a raging storm. Idk how to take a step back, never had to, never bothered to learn, that ultimately is my bane. I saw it a bit too late, I mistook your reactions for lack of desire, a need to pull away, thought you were walking away. And that added to my terror, “If I hold on longer, harder she’ll stay” that was my MO, has been for a while. This too I learned a bit later. That seems to be a norm of mine. This also hit me recently. </text:p>
      <text:p text:style-name="P2"/>
      <text:p text:style-name="P3">And so because of my desire for you, however little and the overshadowing fear of loosing something that mattered to me, my judgment was shit. I lost sight of what I wanted, how I should go about getting it, and mostly I became deaf and blind to you. Your unsaid words, your implied pleas went over my head. <text:span text:style-name="T2">And ultimately you felt unheard, unseen. You matter so much to me yet you were damn near invincible to me. I was like a hound at the scent of blood, I should have reigned myself in.</text:span></text:p>
      <text:p text:style-name="P3"/>
      <text:p text:style-name="P3"><text:span text:style-name="T2">but you don’t understand, how easy you are to need. It’s not a quality that is common, and it is something from how I feel around you. How much my mind goes at ease when we talk, my heart does weird shit when you laugh, my thoughts become clear, my world a bit brighter. And I liked that, not in an addicted to crack kind of way, in a subtle, sublime way that it pushed me to want to be better. To become a man I always looked to be. Because this man rn would ruin you. It was that simple feeling that I called love, that childish joy I get when you call, the way my heart flutters when my phone rings, the way my eyes go wide and mouth a bit dry when I see you’ve texted. You have <text:s/>such an effect on me that I think to myself, ‘I don’t doubt what I feel’. And that right there is why I never focused on what you should give, because you already gave me enough, the simple little pleasures I enjoyed with you, those meant everything to me. ‘ohayo, genkidesuka, okairi, gakuhi, kit, Austin, you are cute, I love you, you have a cute sneeze, I like how you overthink, I find you cute like that, you should buy me a cotton candy machine, come to me, be with me, don’t leave, would you still be with me if I slept around, would you still love me if I was a worm, is there anything id do that would make you hate me, what is the one thing you like about me, what do you hate about me, I don’t understand why you love me so much, its scary’ all this words and more. They made me grow to like you more. Every shared moment, lengthy call we had. My heart grew warmer and my perspective broader, I saw my future glow a little, my prospective getting better. ‘I think, living is not that bad, if I get to experience this’</text:span></text:p>
      <text:p text:style-name="P3"/>
      <text:p text:style-name="P4">you see, it wasn’t the kind of possessive love, it has never been that, it was a more of curious love, a longing that grows, a deep appreciation for someone’s presence, <text:span text:style-name="T3">a silent yearning that is so honest and pure I don’t think id find it anywhere else.</text:span></text:p>
      <text:p text:style-name="P4"/>
      <text:p text:style-name="P5">But, there was a flaw in all these. It never grew like love is supposed to, I didn’t allow it to. It should grow, should take its time to blossom into its beautiful shape. But I grew nervous, anxious. And in a walking race, I sprinted, tumbled fell but kept running. I was faster than you, got to places that took you a while to get to, forced you into a position where you had to catch up with me. And that drained you, the pace of my affection was like a billowing wind, but what I felt was a calm breeze. See the difference? I should have given you what I felt, not opened every flood gate to keep this from ending. That simple act washed a lot away, pushed you further and further.</text:p>
      <text:p text:style-name="P5"/>
      <text:p text:style-name="P5">Then, I had to stop, I had to wait, to slow down enough for you to catch up before you decided this race was too tiring. I needed to walk side by side with you, not in front of you , not in the distance, but by your side. </text:p>
      <text:p text:style-name="P5"/>
      <text:p text:style-name="P5">I became capable of separating my fear, my anxiety from what I actually truly felt. which was budding love. It was growing, it was young. And it is still, blooming, it’s colors vibrant but undefined, every good thing takes time. And this for me is the best thing I should let it take time. And so, I took a step back, slowly, for myself for you, I pushed myself away from fears and anxiety, to see the picture of what I want. And I made progress, slow but progress still. And here I am, writing this on the [6<text:span text:style-name="T4">th</text:span> of May 2025 11:42am]</text:p>
      <text:p text:style-name="P5"/>
      <text:p text:style-name="P6">that raises a question, did we ever want the same thing? Maybe. We both wanted something steady that takes time, that unfolds without pressure that we could grow into. I see that now, and its a bit too late I fear, I spent most of my time sprinting draining you and me, and there may not be much of that patience left. </text:p>
      <text:p text:style-name="P6"/>
      <text:p text:style-name="P6">I won’t claim to know your mind, or heart, to know what it is you heavily desire, but ik this, you wanted something with me, undefined, <text:s/>raw and empty, that you could fill up with your own things. A clean slate that <text:s/>could be defined to your liking. And I want that too, always have; a slow, steady experience that we wrap in our own words that we shape into something we admire. I understand it is scary, terrifying to fall into uncertain things, that don’t have a definitive shape, and I know in a part of me that you might not want this as much now as before. However, my door remains open, unless you close it. I won’t say I will sit a the door step and wait for you return should you choose otherwise, but in my heart, your name will be carved into the very walls that give me life with a permanence that will echo in my dreams.</text:p>
      <text:p text:style-name="P6"/>
      <text:p text:style-name="P6">I do, find you attractive in the most mundane and grand ways, I would like to explore something closer that grows stronger, with you. I do not demand it, but request that you allow me and this to happen, to be a thing eventually. But to love is also to be able to let go, so if reality demands it, I will let go of the fantasies and realities I yearn for and preserve the platonic friendship that should exist between 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0:43:50.189229608</meta:creation-date>
    <dc:date>2025-05-06T19:33:50.262626638</dc:date>
    <meta:editing-duration>PT7H37M4S</meta:editing-duration>
    <meta:editing-cycles>1</meta:editing-cycles>
    <meta:document-statistic meta:table-count="0" meta:image-count="0" meta:object-count="0" meta:page-count="1" meta:paragraph-count="12" meta:word-count="1673" meta:character-count="8421" meta:non-whitespace-character-count="6753"/>
    <meta:generator>LibreOffice/24.8.6.2$Linux_X86_64 LibreOffice_project/480$Build-2</meta:generator>
  </office:meta>
</office:document-meta>
</file>